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d3d" officeooo:paragraph-rsid="001f1d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s Urin-Manife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1:08:48.620933190</meta:creation-date>
    <dc:date>2017-06-05T11:09:05.936308722</dc:date>
    <meta:editing-duration>PT17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5.2.2.2$Linux_X86_64 LibreOffice_project/20m0$Build-2</meta:generator>
  </office:meta>
</office:document-meta>
</file>